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6-17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3-1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2-12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10-01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9-30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6-24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3-12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2-07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1-16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9-28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6-02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2-07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9-14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6-24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3-28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2-02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0-26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9-27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6-2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3-04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2-09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1-19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9-11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6-11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3-04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2-05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1-22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9-2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6-12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3-25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9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2-18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9-1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5-30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8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2-04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09-28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09-12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06-20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05-31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7-04-17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6-11-21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6-10-2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6-09-2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6-08-25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6-07-25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6-06-21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6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6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5-11-17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5-09-30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5-08-2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5-06-22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5-05-2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5-04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4-11-2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4-10-3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4-09-22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4-08-19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4-07-22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4-06-1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4-05-2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4-04-2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3-11-1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3-10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3-09-2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3-08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3-07-1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3-06-2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3-05-2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3-04-2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529</text:p>
          </table:table-cell>
          <table:table-cell office:value-type="string" calcext:value-type="string">
            <text:p>QBAA nr Watkins, Clear Lake BA</text:p>
          </table:table-cell>
          <table:table-cell office:value-type="string" calcext:value-type="string">
            <text:p>2013-02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6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388" meta:object-count="0"/>
    <meta:user-defined meta:name="AppVersion">3.0</meta:user-defined>
  </office:meta>
</office:document-meta>
</file>